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heese Sauce:</text:p>
          </table:table-cell>
          <table:table-cell office:value-type="string" calcext:value-type="string">
            <text:p>G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ddar Cheese</text:p>
          </table:table-cell>
          <table:table-cell office:value-type="float" office:value="300" calcext:value-type="float">
            <text:p>300</text:p>
          </table:table-cell>
          <table:table-cell table:formula="of:=SUM([.B2]*0.5)" office:value-type="float" office:value="150" calcext:value-type="float">
            <text:p>15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300" calcext:value-type="float">
            <text:p>300</text:p>
          </table:table-cell>
          <table:table-cell table:formula="of:=SUM([.B3]*0.5)" office:value-type="float" office:value="150" calcext:value-type="float">
            <text:p>15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4" calcext:value-type="float">
            <text:p>4</text:p>
          </table:table-cell>
          <table:table-cell table:formula="of:=SUM([.B4]*0.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dium Citrate</text:p>
          </table:table-cell>
          <table:table-cell office:value-type="float" office:value="12" calcext:value-type="float">
            <text:p>12</text:p>
          </table:table-cell>
          <table:table-cell table:formula="of:=SUM([.B5]*0.5)" office:value-type="float" office:value="6" calcext:value-type="float">
            <text:p>6</text:p>
          </table:table-cell>
          <table:table-cell table:formula="of:=SUM([.D2]*0.04)" office:value-type="float" office:value="14.28" calcext:value-type="float">
            <text:p>14.28</text:p>
          </table:table-cell>
        </table:table-row>
        <table:table-row table:style-name="ro1">
          <table:table-cell table:number-columns-repeated="2"/>
          <table:table-cell table:formula="of:=SUM([.B6]*0.5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dium Citrate:</text:p>
          </table:table-cell>
          <table:table-cell/>
          <table:table-cell table:formula="of:=SUM([.B7]*0.5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trus Acid</text:p>
          </table:table-cell>
          <table:table-cell table:style-name="ce1" table:formula="of:=SUM(([.B5]/2.9)*2.1)" office:value-type="float" office:value="8.68965517241379" calcext:value-type="float">
            <text:p>8.69</text:p>
          </table:table-cell>
          <table:table-cell table:formula="of:=SUM([.B8]*0.5)" office:value-type="float" office:value="4.3448275862069" calcext:value-type="float">
            <text:p>4.3448275862069</text:p>
          </table:table-cell>
          <table:table-cell table:style-name="ce1" table:formula="of:=SUM(([.D5]/2.9)*2.1)" office:value-type="float" office:value="10.3406896551724" calcext:value-type="float">
            <text:p>10.34</text:p>
          </table:table-cell>
        </table:table-row>
        <table:table-row table:style-name="ro1">
          <table:table-cell office:value-type="string" calcext:value-type="string">
            <text:p>Sodium Bicarbonate</text:p>
          </table:table-cell>
          <table:table-cell table:style-name="ce1" table:formula="of:=SUM(([.B5]/2.9)*2.5)" office:value-type="float" office:value="10.3448275862069" calcext:value-type="float">
            <text:p>10.34</text:p>
          </table:table-cell>
          <table:table-cell table:formula="of:=SUM([.B9]*0.5)" office:value-type="float" office:value="5.17241379310345" calcext:value-type="float">
            <text:p>5.17241379310345</text:p>
          </table:table-cell>
          <table:table-cell table:style-name="ce1" table:formula="of:=SUM(([.D5]/2.9)*2.5)" office:value-type="float" office:value="12.3103448275862" calcext:value-type="float">
            <text:p>12.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table:formula="of:=SUM(([.B5]/2.9)*2.1)" office:value-type="float" office:value="8.68965517241379" calcext:value-type="float">
            <text:p>8.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13:12:31.527894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8:29:26.085020480</meta:creation-date>
    <dc:date>2018-02-18T18:11:05.361613725</dc:date>
    <meta:editing-duration>P5DT11H53M52S</meta:editing-duration>
    <meta:editing-cycles>6</meta:editing-cycles>
    <meta:generator>LibreOffice/5.4.4.2$Linux_X86_64 LibreOffice_project/40$Build-2</meta:generator>
    <meta:document-statistic meta:table-count="1" meta:cell-count="29" meta:object-count="0"/>
  </office:meta>
</office:document-meta>
</file>